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b5ca7"/>
    </style:style>
    <style:style style:name="P2" style:family="paragraph" style:parent-style-name="Standard">
      <style:paragraph-properties fo:margin-top="0cm" fo:margin-bottom="0cm" loext:contextual-spacing="false"/>
      <style:text-properties style:font-name="Nimbus Sans L" fo:font-size="12pt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" fo:font-size="12pt" officeooo:rsid="002c9a7c" officeooo:paragraph-rsid="002c9a7c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Nimbus Sans L" fo:font-size="12pt" officeooo:paragraph-rsid="00552594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none" fo:font-weight="normal" officeooo:rsid="00428f11" officeooo:paragraph-rsid="004e2ab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none" fo:font-weight="normal" officeooo:rsid="00428f11" officeooo:paragraph-rsid="005fcec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none" fo:font-weight="normal" officeooo:rsid="005fcec5" officeooo:paragraph-rsid="005fcec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none" fo:font-weight="bold" officeooo:rsid="004d0838" officeooo:paragraph-rsid="004e6ffb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style:font-name="Nimbus Sans L" fo:font-size="12pt" fo:font-weight="normal" officeooo:rsid="0046c3b3" officeooo:paragraph-rsid="004acd2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/>
      <style:text-properties style:font-name="Nimbus Sans L" officeooo:paragraph-rsid="00552594"/>
    </style:style>
    <style:style style:name="P11" style:family="paragraph" style:parent-style-name="Standard">
      <style:paragraph-properties fo:margin-top="0cm" fo:margin-bottom="0cm" loext:contextual-spacing="false"/>
      <style:text-properties style:font-name="Nimbus Sans L" style:text-underline-style="solid" style:text-underline-width="auto" style:text-underline-color="font-color" fo:font-weight="bold" officeooo:rsid="00428f11" officeooo:paragraph-rsid="0048bc5f" style:font-weight-asian="bold" style:font-weight-complex="bold"/>
    </style:style>
    <style:style style:name="P12" style:family="paragraph" style:parent-style-name="Heading_20_2">
      <style:paragraph-properties fo:margin-top="0cm" fo:margin-bottom="0cm" loext:contextual-spacing="false"/>
      <style:text-properties style:font-name="Nimbus Sans L" fo:font-weight="bold" officeooo:rsid="00428f11" officeooo:paragraph-rsid="0048bc5f" style:font-weight-asian="bold" style:font-weight-complex="bold"/>
    </style:style>
    <style:style style:name="P13" style:family="paragraph" style:parent-style-name="Heading_20_2">
      <style:paragraph-properties fo:margin-top="0cm" fo:margin-bottom="0cm" loext:contextual-spacing="false"/>
      <style:text-properties style:font-name="Nimbus Sans L" fo:font-size="12pt" style:text-underline-style="none" fo:font-weight="normal" officeooo:rsid="004731f1" officeooo:paragraph-rsid="005fcec5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top="0cm" fo:margin-bottom="0cm" loext:contextual-spacing="false"/>
      <style:text-properties officeooo:rsid="00428f11" officeooo:paragraph-rsid="0048bc5f"/>
    </style:style>
    <style:style style:name="P15" style:family="paragraph" style:parent-style-name="Standard" style:list-style-name="L1">
      <style:paragraph-properties fo:margin-top="0cm" fo:margin-bottom="0cm" loext:contextual-spacing="false"/>
      <style:text-properties fo:font-weight="normal" officeooo:rsid="0048bc5f" officeooo:paragraph-rsid="0048bc5f" style:font-weight-asian="normal" style:font-weight-complex="normal"/>
    </style:style>
    <style:style style:name="P16" style:family="paragraph" style:parent-style-name="Standard" style:list-style-name="L1">
      <style:paragraph-properties fo:margin-top="0cm" fo:margin-bottom="0cm" loext:contextual-spacing="false"/>
      <style:text-properties fo:font-weight="normal" officeooo:rsid="004731f1" officeooo:paragraph-rsid="005f9342" style:font-weight-asian="normal" style:font-weight-complex="normal"/>
    </style:style>
    <style:style style:name="P17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48bc5f" officeooo:paragraph-rsid="0048bc5f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4acd29" officeooo:paragraph-rsid="004acd29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officeooo:rsid="004731f1" officeooo:paragraph-rsid="005f9342" style:font-size-asian="12pt" style:font-size-complex="12pt"/>
    </style:style>
    <style:style style:name="P20" style:family="paragraph" style:parent-style-name="Standard" style:list-style-name="L1">
      <style:paragraph-properties fo:margin-top="0cm" fo:margin-bottom="0cm" loext:contextual-spacing="false"/>
      <style:text-properties officeooo:rsid="004731f1" officeooo:paragraph-rsid="005f9342"/>
    </style:style>
    <style:style style:name="P21" style:family="paragraph" style:parent-style-name="Standard" style:list-style-name="L1">
      <style:paragraph-properties fo:margin-top="0cm" fo:margin-bottom="0cm" loext:contextual-spacing="false"/>
      <style:text-properties officeooo:rsid="005fcec5" officeooo:paragraph-rsid="005fcec5"/>
    </style:style>
    <style:style style:name="P22" style:family="paragraph" style:parent-style-name="Standard" style:list-style-name="L1">
      <style:paragraph-properties fo:margin-top="0cm" fo:margin-bottom="0cm" loext:contextual-spacing="false"/>
      <style:text-properties officeooo:rsid="0048bc5f" officeooo:paragraph-rsid="0049bf77"/>
    </style:style>
    <style:style style:name="P23" style:family="paragraph" style:parent-style-name="Heading_20_2" style:master-page-name="Standard">
      <style:paragraph-properties fo:margin-top="0cm" fo:margin-bottom="0cm" loext:contextual-spacing="false" fo:text-align="center" style:justify-single-word="false" style:page-number="1"/>
      <style:text-properties style:font-name="Nimbus Sans L" fo:font-size="18pt" fo:font-weight="bold" officeooo:rsid="00420d06" officeooo:paragraph-rsid="00420d06" style:font-size-asian="18pt" style:font-weight-asian="bold" style:font-size-complex="18pt" style:font-weight-complex="bold"/>
    </style:style>
    <style:style style:name="T1" style:family="text">
      <style:text-properties officeooo:rsid="004c9461"/>
    </style:style>
    <style:style style:name="T2" style:family="text">
      <style:text-properties officeooo:rsid="001f20c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24f5" style:font-weight-asian="bold" style:font-weight-complex="bold"/>
    </style:style>
    <style:style style:name="T5" style:family="text">
      <style:text-properties officeooo:rsid="002e8f8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731f1" style:font-weight-asian="normal" style:font-weight-complex="normal"/>
    </style:style>
    <style:style style:name="T8" style:family="text">
      <style:text-properties fo:font-weight="normal" officeooo:rsid="0048bc5f" style:font-weight-asian="normal" style:font-weight-complex="normal"/>
    </style:style>
    <style:style style:name="T9" style:family="text">
      <style:text-properties fo:font-weight="normal" officeooo:rsid="00420d06" style:font-weight-asian="normal" style:font-weight-complex="normal"/>
    </style:style>
    <style:style style:name="T10" style:family="text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Nimbus Sans L" fo:font-size="12pt" fo:font-weight="bold" officeooo:rsid="0049bf77" style:font-size-asian="12pt" style:font-weight-asian="bold" style:font-size-complex="12pt" style:font-weight-complex="bold"/>
    </style:style>
    <style:style style:name="T12" style:family="text">
      <style:text-properties style:font-name="Nimbus Sans L" fo:font-size="12pt" style:font-size-asian="12pt" style:font-size-complex="12pt"/>
    </style:style>
    <style:style style:name="T13" style:family="text">
      <style:text-properties style:font-name="Nimbus Sans L" fo:font-size="12pt" officeooo:rsid="00428f11" style:font-size-asian="12pt" style:font-size-complex="12pt"/>
    </style:style>
    <style:style style:name="T14" style:family="text">
      <style:text-properties style:font-name="Nimbus Sans L" fo:font-size="12pt" officeooo:rsid="0048bc5f" style:font-size-asian="12pt" style:font-size-complex="12pt"/>
    </style:style>
    <style:style style:name="T15" style:family="text">
      <style:text-properties style:font-name="Nimbus Sans L" fo:font-size="12pt" officeooo:rsid="0049bf77" style:font-size-asian="12pt" style:font-size-complex="12pt"/>
    </style:style>
    <style:style style:name="T16" style:family="text">
      <style:text-properties style:font-name="Nimbus Sans L" fo:font-size="12pt" officeooo:rsid="004b5f26" style:font-size-asian="12pt" style:font-size-complex="12pt"/>
    </style:style>
    <style:style style:name="T17" style:family="text"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Nimbus Sans L" fo:font-size="12pt" fo:font-weight="normal" officeooo:rsid="004507df" style:font-size-asian="12pt" style:font-weight-asian="normal" style:font-size-complex="12pt" style:font-weight-complex="normal"/>
    </style:style>
    <style:style style:name="T19" style:family="text">
      <style:text-properties style:font-name="Nimbus Sans L" fo:font-size="12pt" fo:font-weight="normal" officeooo:rsid="0034c36d" style:font-size-asian="12pt" style:font-weight-asian="normal" style:font-size-complex="12pt" style:font-weight-complex="norm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4e2ab6"/>
    </style:style>
    <style:style style:name="T22" style:family="text">
      <style:text-properties style:text-underline-style="solid" style:text-underline-width="auto" style:text-underline-color="font-color" officeooo:rsid="005fcec5"/>
    </style:style>
    <style:style style:name="T23" style:family="text">
      <style:text-properties officeooo:rsid="004e6ffb"/>
    </style:style>
    <style:style style:name="T24" style:family="text">
      <style:text-properties officeooo:rsid="004acd29"/>
    </style:style>
    <style:style style:name="T25" style:family="text">
      <style:text-properties style:text-position="0% 100%" fo:font-weight="bold" officeooo:rsid="00a65559" style:font-weight-asian="bold" style:font-weight-complex="bold"/>
    </style:style>
    <style:style style:name="T26" style:family="text">
      <style:text-properties style:text-position="0% 100%" fo:font-weight="normal" officeooo:rsid="00a65559" style:font-weight-asian="normal" style:font-weight-complex="normal"/>
    </style:style>
    <style:style style:name="T27" style:family="text">
      <style:text-properties officeooo:rsid="005fce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title>Minyon Falls Loop - Red Cord Hike - V1.0</text:title></text:p>
      <text:p text:style-name="P3">Phil Shepherd – <text:span text:style-name="T5">Aug 2017</text:span></text:p>
      <text:p text:style-name="P2"/>
      <text:p text:style-name="P4"><text:span text:style-name="T4">MAP:<text:tab/><text:tab/><text:tab/></text:span><text:span text:style-name="T9">Huonbrook 9540-1N</text:span><text:line-break/><text:span text:style-name="T25">Grid Ref Zone:<text:tab/></text:span><text:span text:style-name="T26">MGRS </text:span><text:span text:style-name="T2">56JNP.</text:span></text:p>
      <text:p text:style-name="P10"/>
      <text:p text:style-name="P12"><text:span text:style-name="T21">Hike – </text:span><text:span text:style-name="T22">Rummery park to </text:span><text:span text:style-name="T20">Minyon Falls Loop</text:span></text:p>
      <text:p text:style-name="P11"/>
      <text:p text:style-name="P6"><text:span text:style-name="T23">An extended version of the Minyon Falls Loop starting at Rummery Park</text:span><text:line-break/></text:p>
      <text:p text:style-name="P13"><text:span text:style-name="T27">The Minyon Falls Loop is around </text:span><text:span text:style-name="T3">6.5Km</text:span>, <text:span text:style-name="T27">with </text:span>around 330m descent/ascent</text:p>
      <text:p text:style-name="P13"><text:span text:style-name="T27">Rummery Park to Minyon Falls Loop is approximately </text:span><text:span text:style-name="T3">11Km</text:span>, <text:span text:style-name="T27">with </text:span>around 300m descent/ascent.<text:line-break/></text:p>
      <text:p text:style-name="P7">So – the Minyon Falls Loop isn’t long enough for a Red Cord Hike, but walking all the way from Rummery Park exceeds the requirements (and tends to too far for the Scouts to enjoy). <text:s/>Recommendation is to start at Rummery Park, but do a car shuttle from Minyon Grass Road (3893 3412) at the end of the hike.</text:p>
      <text:p text:style-name="P5"/>
      <text:p text:style-name="P8"><text:span text:style-name="T24">N</text:span>ote: <text:s/><text:span text:style-name="T6">This hike exceeds the requirements of a Red Cord Hike. <text:s/>Recommendation is to car shuttle from the parking at </text:span><text:span text:style-name="T7">“Minyon </text:span><text:span text:style-name="T8">Grass Road</text:span><text:span text:style-name="T7">” </text:span><text:span text:style-name="T8">(3893 3412)</text:span><text:span text:style-name="T7">. </text:span><text:span text:style-name="T6">The hike is then approximately 8km and a much more enjoyable experience for youth members.</text:span></text:p>
      <text:p text:style-name="P5"/>
      <text:list xml:id="list129474833" text:style-name="L1">
        <text:list-item>
          <text:p text:style-name="P14"><text:span text:style-name="T12">Start at </text:span><text:span text:style-name="T14">Rummery Park (3698 3643)</text:span></text:p>
        </text:list-item>
        <text:list-item>
          <text:p text:style-name="P15"><text:span text:style-name="T13">H</text:span><text:span text:style-name="T12">ead South East down Boggy Creek Walk</text:span></text:p>
        </text:list-item>
        <text:list-item>
          <text:p text:style-name="P17">After about 2Km cross the dirt road (3791 3514)</text:p>
        </text:list-item>
        <text:list-item>
          <text:p text:style-name="P22"><text:span text:style-name="T17">In about 200m arrive at the top of Minyon Falls (3805 3489)</text:span></text:p>
        </text:list-item>
        <text:list-item>
          <text:p text:style-name="P19">Follow the track that heads South down the West side of the valley headed by Minyon Falls.</text:p>
        </text:list-item>
        <text:list-item>
          <text:p text:style-name="P19">After about 1.5Km there is a junction (3795 3366). <text:s/>The right hand fork can be followed as a short detour to view <text:s/>Condong Falls (3774 3353)</text:p>
        </text:list-item>
        <text:list-item>
          <text:p text:style-name="P19">Take the left hand fork, and head steeply downhill.</text:p>
        </text:list-item>
        <text:list-item>
          <text:p text:style-name="P19">After about 2Km arrive at the base of Minyon Falls (3826 3476).</text:p>
        </text:list-item>
        <text:list-item>
          <text:p text:style-name="P19">Head South East up the eastern flank fo the valley headed by Minyon Falls.</text:p>
        </text:list-item>
        <text:list-item>
          <text:p text:style-name="P20"><text:span text:style-name="T12">After about 1.5Km arrive at </text:span><text:span text:style-name="T14">the end </text:span><text:span text:style-name="T12">Minyon </text:span><text:span text:style-name="T14">Grass Road</text:span><text:span text:style-name="T12"> </text:span><text:span text:style-name="T14">(3893 3412)</text:span><text:span text:style-name="T12">. <text:s/></text:span></text:p>
          <text:p text:style-name="P21"><text:span text:style-name="T12">(</text:span><text:span text:style-name="T10">Recommended to car shuttle back to Rummery Park from here)</text:span></text:p>
        </text:list-item>
        <text:list-item>
          <text:p text:style-name="P16"><text:span text:style-name="T14">Head North up the “</text:span><text:span text:style-name="T16">Minyon Grass Road” and then Minyon Falls Road. I</text:span><text:span text:style-name="T14">t is about 1Km to the Minyon Falls Lookout parking area.</text:span></text:p>
        </text:list-item>
        <text:list-item>
          <text:p text:style-name="P18">Follow Eastern Boundary Trail North West for 2.5km until you meet the junction with Peates Mountain Road (3708 3662)</text:p>
        </text:list-item>
        <text:list-item>
          <text:p text:style-name="P18">Head South East 100m to down Peates Mountain Road to return tor Rummery Park.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b5ca7"/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itle>Minyon Falls Loop - Red Cord Hike -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$Build-2</meta:generator>
    <dc:date>2018-08-17T17:11:50.011489118</dc:date>
    <meta:editing-duration>PT3H9M19S</meta:editing-duration>
    <meta:editing-cycles>52</meta:editing-cycles>
    <dc:title>Minyon Falls Loop - Red Cord Hike - V1.0</dc:title>
    <meta:document-statistic meta:table-count="0" meta:image-count="0" meta:object-count="0" meta:page-count="1" meta:paragraph-count="24" meta:word-count="377" meta:character-count="2030" meta:non-whitespace-character-count="1676"/>
  </office:meta>
</office:document-meta>
</file>